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1812" officeooo:paragraph-rsid="00382e1a" style:font-weight-asian="bold" style:font-weight-complex="bold"/>
    </style:style>
    <style:style style:name="P2" style:family="paragraph" style:parent-style-name="Heading_20_2">
      <style:text-properties officeooo:rsid="001d4a08" officeooo:paragraph-rsid="00382e1a"/>
    </style:style>
    <style:style style:name="P3" style:family="paragraph" style:parent-style-name="Text_20_body">
      <style:text-properties fo:font-weight="bold" officeooo:rsid="0038e7db" officeooo:paragraph-rsid="0038e7db" style:font-weight-asian="bold" style:font-weight-complex="bold"/>
    </style:style>
    <style:style style:name="P4" style:family="paragraph" style:parent-style-name="Text_20_body">
      <style:text-properties fo:font-weight="normal" officeooo:rsid="0037c2b7" officeooo:paragraph-rsid="00382e1a" style:font-weight-asian="normal" style:font-weight-complex="normal"/>
    </style:style>
    <style:style style:name="P5" style:family="paragraph" style:parent-style-name="Text_20_body">
      <style:text-properties fo:font-weight="bold" officeooo:rsid="003c1231" officeooo:paragraph-rsid="003c1231" style:font-weight-asian="bold" style:font-weight-complex="bold"/>
    </style:style>
    <style:style style:name="P6" style:family="paragraph" style:parent-style-name="Text_20_body">
      <style:text-properties fo:font-weight="normal" officeooo:rsid="003c1231" officeooo:paragraph-rsid="003c1231" style:font-weight-asian="normal" style:font-weight-complex="normal"/>
    </style:style>
    <style:style style:name="P7" style:family="paragraph" style:parent-style-name="Heading_20_2">
      <style:text-properties officeooo:rsid="00100da8" officeooo:paragraph-rsid="00382e1a"/>
    </style:style>
    <style:style style:name="P8" style:family="paragraph" style:parent-style-name="Text_20_body">
      <style:text-properties fo:font-weight="normal" officeooo:rsid="0034ae84" officeooo:paragraph-rsid="00382e1a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f0b25" style:font-weight-asian="normal" style:font-weight-complex="normal"/>
    </style:style>
    <style:style style:name="T3" style:family="text">
      <style:text-properties officeooo:rsid="001bce69"/>
    </style:style>
    <style:style style:name="T4" style:family="text">
      <style:text-properties officeooo:rsid="003c12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<text:span text:style-name="T1"> Pradyumn R Pai<text:tab/><text:tab/><text:tab/><text:tab/><text:tab/><text:tab/><text:tab/></text:span></text:p>
      <text:p text:style-name="P1">Roll No:<text:span text:style-name="T1"> 50</text:span></text:p>
      <text:p text:style-name="P1">Class: <text:span text:style-name="T1">CS</text:span><text:span text:style-name="T2">7</text:span><text:span text:style-name="T1">A</text:span></text:p>
      <text:h text:style-name="P2" text:outline-level="2">PROGRAM <text:span text:style-name="T3">CODE</text:span></text:h>
      <text:p text:style-name="P3"><text:span text:style-name="T4">program_2</text:span>.lex:</text:p>
      <text:p text:style-name="P4">%{</text:p>
      <text:p text:style-name="P4">#include &lt;stdlib.h&gt;</text:p>
      <text:p text:style-name="P4">#include "y.tab.h"</text:p>
      <text:p text:style-name="P4">#include &lt;string.h&gt;</text:p>
      <text:p text:style-name="P4">%}</text:p>
      <text:p text:style-name="P4">%option noyywrap</text:p>
      <text:p text:style-name="P4">%%</text:p>
      <text:p text:style-name="P4">[a-zA-Z][a-zA-Z0-9]* { yylval.str = strdup(yytext); return IDENTIFIER; }</text:p>
      <text:p text:style-name="P4">\n { return '\n'; }</text:p>
      <text:p text:style-name="P4">.* { yylval.str = strdup(yytext); return INVALID; }</text:p>
      <text:p text:style-name="P4">%%</text:p>
      <text:p text:style-name="P5">program_2.y:</text:p>
      <text:p text:style-name="P6">%{</text:p>
      <text:p text:style-name="P6">#include &lt;stdio.h&gt;</text:p>
      <text:p text:style-name="P6">#define YYSTYPE char*</text:p>
      <text:p text:style-name="P6">%}</text:p>
      <text:p text:style-name="P6">%union {</text:p>
      <text:p text:style-name="P6"><text:s text:c="4"/>char* str;</text:p>
      <text:p text:style-name="P6">}</text:p>
      <text:p text:style-name="P6">%token IDENTIFIER</text:p>
      <text:p text:style-name="P6">%token INVALID</text:p>
      <text:p text:style-name="P6">%%</text:p>
      <text:p text:style-name="P6">program: line</text:p>
      <text:p text:style-name="P6"><text:s text:c="4"/>| line program;</text:p>
      <text:p text:style-name="P6"/>
      <text:p text:style-name="P6">line: IDENTIFIER "\n" {printf("Valid\n");}</text:p>
      <text:p text:style-name="P6"><text:s text:c="4"/>| INVALID "\n" {printf("Invalid\n");}</text:p>
      <text:p text:style-name="P6"><text:soft-page-break/>%%</text:p>
      <text:p text:style-name="P6">void yyerror(char *s){</text:p>
      <text:p text:style-name="P6"><text:s text:c="4"/>printf("Error: %s\n",s);</text:p>
      <text:p text:style-name="P6">}</text:p>
      <text:p text:style-name="P6">int main() {</text:p>
      <text:p text:style-name="P6"><text:s text:c="4"/>yyparse();</text:p>
      <text:p text:style-name="P6"><text:s text:c="4"/>return 0;</text:p>
      <text:p text:style-name="P6">}</text:p>
      <text:p text:style-name="P6">int yywrap() {</text:p>
      <text:p text:style-name="P6"><text:s text:c="4"/>return 1;</text:p>
      <text:p text:style-name="P6">}</text:p>
      <text:h text:style-name="P7" text:outline-level="2" text:is-list-header="true">OUTPUT:</text:h>
      <text:p text:style-name="P8">abcd123</text:p>
      <text:p text:style-name="P8">Valid</text:p>
      <text:p text:style-name="P8">456gef</text:p>
      <text:p text:style-name="P8">Invalid</text:p>
      <text:p text:style-name="P8">a_b_1</text:p>
      <text:p text:style-name="P8">Invalid</text:p>
      <text:p text:style-name="P8">a123@</text:p>
      <text:p text:style-name="P8">Invalid</text:p>
      <text:p text:style-name="P8">pqr987</text:p>
      <text:p text:style-name="P8">Vali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655cm" fo:margin-bottom="1.984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21:25:54.708728899</meta:creation-date>
    <dc:date>2025-08-18T11:29:08.091346552</dc:date>
    <meta:editing-duration>PT6H25M15S</meta:editing-duration>
    <meta:editing-cycles>21</meta:editing-cycles>
    <meta:generator>LibreOffice/25.2.5.2$Linux_X86_64 LibreOffice_project/520$Build-2</meta:generator>
    <meta:print-date>2025-08-16T13:49:58.968410389</meta:print-date>
    <meta:printed-by>PDF files</meta:printed-by>
    <meta:document-statistic meta:table-count="0" meta:image-count="0" meta:object-count="0" meta:page-count="2" meta:paragraph-count="53" meta:word-count="107" meta:character-count="711" meta:non-whitespace-character-count="622"/>
  </office:meta>
</office:document-meta>
</file>